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text-properties officeooo:rsid="00162331" officeooo:paragraph-rsid="00162331"/>
    </style:style>
    <style:style style:name="P2" style:family="paragraph" style:parent-style-name="Standard">
      <style:text-properties fo:font-weight="bold" officeooo:rsid="00162331" officeooo:paragraph-rsid="00162331" style:font-weight-asian="bold" style:font-weight-complex="bold"/>
    </style:style>
    <style:style style:name="P3" style:family="paragraph" style:parent-style-name="Standard">
      <style:text-properties officeooo:rsid="0016cb4d" officeooo:paragraph-rsid="0016cb4d"/>
    </style:style>
    <style:style style:name="P4" style:family="paragraph" style:parent-style-name="Standard">
      <style:text-properties officeooo:rsid="0016cb4d" officeooo:paragraph-rsid="00194b9f"/>
    </style:style>
    <style:style style:name="P5" style:family="paragraph" style:parent-style-name="Standard">
      <style:text-properties officeooo:rsid="0017fa9c" officeooo:paragraph-rsid="0017fa9c"/>
    </style:style>
    <style:style style:name="P6" style:family="paragraph" style:parent-style-name="Standard">
      <style:text-properties officeooo:rsid="00194b9f" officeooo:paragraph-rsid="00194b9f"/>
    </style:style>
    <style:style style:name="P7" style:family="paragraph" style:parent-style-name="Standard">
      <style:text-properties officeooo:rsid="001aff3a" officeooo:paragraph-rsid="001aff3a"/>
    </style:style>
    <style:style style:name="P8" style:family="paragraph" style:parent-style-name="Standard">
      <style:text-properties officeooo:rsid="001c2fa3" officeooo:paragraph-rsid="001c2fa3"/>
    </style:style>
    <style:style style:name="P9" style:family="paragraph" style:parent-style-name="Standard">
      <style:text-properties officeooo:rsid="001e492c" officeooo:paragraph-rsid="001e492c"/>
    </style:style>
    <style:style style:name="T1" style:family="text">
      <style:text-properties officeooo:rsid="0017f41a"/>
    </style:style>
    <style:style style:name="T2" style:family="text">
      <style:text-properties officeooo:rsid="00194b9f"/>
    </style:style>
    <style:style style:name="T3" style:family="text">
      <style:text-properties officeooo:rsid="001ada53"/>
    </style:style>
    <style:style style:name="T4" style:family="text">
      <style:text-properties officeooo:rsid="001b728b"/>
    </style:style>
    <style:style style:name="T5" style:family="text">
      <style:text-properties officeooo:rsid="001d566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10 – Projeto Gutenberg</text:p>
      <text:p text:style-name="P1"/>
      <text:p text:style-name="P4">Criado por Michael Hart <text:span text:style-name="T2">em 1971</text:span>, é considerado a mais antiga biblioteca digital do mundo. <text:span text:style-name="T1">A maioria dos livros disponibilizados são livros em domínio público e o primeiro documento a ser digitalizado foi a declaração de independência dos EUA. O projeto foi batizado em homenagem ao criador da prensa móvel, o alemão Johannes Gutenberg.</text:span></text:p>
      <text:p text:style-name="P3"/>
      <text:p text:style-name="P5">O projeto iniciou depois que Hart ganhou acesso “<text:span text:style-name="T4">virtualmente </text:span>ilimitado” ao computador Xerox Sigma V, da Universidade de Illinois. <text:span text:style-name="T3">O acesso “virtualmente ilimitado” foi assim chamado pois Hart recebeu entre US$100.000 e US$100.000.000 de créditos para usar o computador. Por causa desse acesso ilimitado, </text:span>se comprometeu a fazer algo de útil em retribuiçã<text:span text:style-name="T2">o. Na época traçou o objetivo inicial de disponibilizar gratuitamente os 10 mil livros mais consultados da época até o ano de 2000.</text:span></text:p>
      <text:p text:style-name="P5"/>
      <text:p text:style-name="P7">Até 1989 todos os livros eram digitalizados manualmente, mas os scanners e OCRs mudaram isso. <text:span text:style-name="T2">Atualmente possui mais de 50 mil ebooks totalmente gratuitos, digitalizados e disponibilizados por milhares de voluntários e em diversas línguas.</text:span></text:p>
      <text:p text:style-name="P6"/>
      <text:p text:style-name="P8"><text:span text:style-name="T5">O projeto teve p</text:span>roblemas com venda de livros na Kindle Store, <text:span text:style-name="T5">onde os livros digitalizados por voluntários eram vendidos na loja online sem nenhuma alteração. Legalmente não há nenhum problema em vender livros em domínio público, entretanto os Termos de Uso do Projeto Gutenberg eram costumeiramente removidos dos arquivos digitais vendidos. Mesmo que isso não seja ilegal, é no mínimo moralmente incorreto, o que acabou levantando diversos debates sobre a venda de livros escaneados e revisados por voluntários.</text:span></text:p>
      <text:p text:style-name="P8"/>
      <text:p text:style-name="P9">Neil Gaiman, autor de Sandman, tido por muitos como uma das melhores histórias em quadrinho da história, tinha uma opinião interessante sobre pirataria. Ele perguntava para as pessoas se elas tinham um autor favorito e quantas delas haviam conhecido o seu autor favorito através de um livro comprado. Pouquíssimas levantavam a mão, pois normalmente pegavam emprestado ou ganhavam de presente. E é isso que a web, é uma grande forma gratuita e ilimitada de empréstimo de conheciment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17T18:22:56.517006199</meta:creation-date>
    <dc:date>2016-04-19T09:34:47.104406506</dc:date>
    <meta:editing-duration>PT1H36M13S</meta:editing-duration>
    <meta:editing-cycles>12</meta:editing-cycles>
    <meta:generator>LibreOffice/5.0.5.2$Linux_X86_64 LibreOffice_project/00$Build-2</meta:generator>
    <meta:document-statistic meta:table-count="0" meta:image-count="0" meta:object-count="0" meta:page-count="1" meta:paragraph-count="6" meta:word-count="322" meta:character-count="2078" meta:non-whitespace-character-count="1761"/>
  </office:meta>
</office:document-meta>
</file>